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kumparan.com/@kumparantravel/7-destinasi-wisata-dunia-ini-diprediksi-akan-naik-daun-di-2019-1rjWAduAN8M</text:p>
          </table:table-cell>
        </table:table-row>
        <table:table-row table:style-name="ro1">
          <table:table-cell office:value-type="string" calcext:value-type="string">
            <text:p>https://kumparan.com/@kumparantravel/ada-wisata-naik-kereta-mewah-di-jepang-yang-anti-mainstream-tertarik-1rj8WJELO2d</text:p>
          </table:table-cell>
        </table:table-row>
        <table:table-row table:style-name="ro1">
          <table:table-cell office:value-type="string" calcext:value-type="string">
            <text:p>https://kumparan.com/@kumparantravel/grab-andong-cara-baru-traveling-di-yogyakarta-1rj8twIDXqi</text:p>
          </table:table-cell>
        </table:table-row>
        <table:table-row table:style-name="ro1">
          <table:table-cell office:value-type="string" calcext:value-type="string">
            <text:p>https://kumparan.com/@kumparantravel/mengenal-kuil-sri-maha-mariamman-di-malaysia-yang-dirusak-pemuda-aceh-1rj9N4zO1sN</text:p>
          </table:table-cell>
        </table:table-row>
        <table:table-row table:style-name="ro1">
          <table:table-cell office:value-type="string" calcext:value-type="string">
            <text:p>https://kumparan.com/@kumparantravel/menilik-makna-agung-kain-batik-lewat-kampung-laweyan-1rjYHC7tcni</text:p>
          </table:table-cell>
        </table:table-row>
        <table:table-row table:style-name="ro1">
          <table:table-cell office:value-type="string" calcext:value-type="string">
            <text:p>https://kumparan.com/@kumparantravel/menjemput-indahnya-sunrise-di-bukit-sidengkeng-petak-9-dieng-1rjT2Xt2RHV</text:p>
          </table:table-cell>
        </table:table-row>
        <table:table-row table:style-name="ro1">
          <table:table-cell office:value-type="string" calcext:value-type="string">
            <text:p>https://kumparan.com/@kumparantravel/pasangan-prancis-ditangkap-karena-membawa-pasir-untuk-oleh-oleh-1rj95K5ObEW</text:p>
          </table:table-cell>
        </table:table-row>
        <table:table-row table:style-name="ro1">
          <table:table-cell office:value-type="string" calcext:value-type="string">
            <text:p>https://kumparan.com/@kumparantravel/paspor-hilang-di-pesawat-pasangan-ini-dipulangkan-dari-yunani-1rjYyjKJYAP</text:p>
          </table:table-cell>
        </table:table-row>
        <table:table-row table:style-name="ro1">
          <table:table-cell office:value-type="string" calcext:value-type="string">
            <text:p>https://kumparan.com/@kumparantravel/perluas-konektivitas-emirates-buka-rute-ke-porto-dan-mexico-city-1rjZdueXpsm</text:p>
          </table:table-cell>
        </table:table-row>
        <table:table-row table:style-name="ro1">
          <table:table-cell office:value-type="string" calcext:value-type="string">
            <text:p>https://kumparan.com/@kumparantravel/punggung-badak-dicorat-coret-pengunjung-kebun-binatang-prancis-murka-1rjTHQuLdzj</text:p>
          </table:table-cell>
        </table:table-row>
        <table:table-row table:style-name="ro1">
          <table:table-cell office:value-type="string" calcext:value-type="string">
            <text:p>https://kumparan.com/@kumparantravel/7-destinasi-wisata-dunia-ini-diprediksi-akan-naik-daun-di-2019-1rjWAduAN8M</text:p>
          </table:table-cell>
        </table:table-row>
        <table:table-row table:style-name="ro1">
          <table:table-cell office:value-type="string" calcext:value-type="string">
            <text:p>https://kumparan.com/@kumparantravel/5-destinasi-wisata-dunia-ini-rusak-setelah-populer-di-instagram-1riwzbnLsYr</text:p>
          </table:table-cell>
        </table:table-row>
        <table:table-row table:style-name="ro1">
          <table:table-cell office:value-type="string" calcext:value-type="string">
            <text:p>https://kumparan.com/@kumparantravel/5-kota-di-dunia-yang-hadapi-banyak-masalah-akibat-overtourism-1riplUhQQUC</text:p>
          </table:table-cell>
        </table:table-row>
        <table:table-row table:style-name="ro1">
          <table:table-cell office:value-type="string" calcext:value-type="string">
            <text:p>https://kumparan.com/@kumparantravel/mengenal-thien-duong-gua-yang-dijuluki-paradise-cave-di-vietnam-1rirN5nMQkC</text:p>
          </table:table-cell>
        </table:table-row>
        <table:table-row table:style-name="ro1">
          <table:table-cell office:value-type="string" calcext:value-type="string">
            <text:p>https://kumparan.com/@kumparantravel/pengin-liburan-murah-ke-jepang-yuk-berburu-di-cool-japan-travel-fair-1rj4Xk300mS</text:p>
          </table:table-cell>
        </table:table-row>
        <table:table-row table:style-name="ro1">
          <table:table-cell office:value-type="string" calcext:value-type="string">
            <text:p>https://kumparan.com/@kumparantravel/tak-sekadar-sopir-pengemudi-taksi-online-jadi-garda-depan-pariwisata-1rintqwFdyD</text:p>
          </table:table-cell>
        </table:table-row>
        <table:table-row table:style-name="ro1">
          <table:table-cell office:value-type="string" calcext:value-type="string">
            <text:p>https://kumparan.com/@kumparantravel/yuk-berburu-promo-tiket-liburan-di-singapore-airlines-travel-fair-1rimCSnXHUi</text:p>
          </table:table-cell>
        </table:table-row>
        <table:table-row table:style-name="ro1">
          <table:table-cell office:value-type="string" calcext:value-type="string">
            <text:p>https://kumparan.com/@kumparantravel/7-tempat-di-indonesia-untuk-berenang-bareng-hiu-berani-1rik8rIdyd4</text:p>
          </table:table-cell>
        </table:table-row>
        <table:table-row table:style-name="ro1">
          <table:table-cell office:value-type="string" calcext:value-type="string">
            <text:p>https://kumparan.com/@kumparantravel/mengintip-layanan-mewah-bagi-binatang-peliharaan-di-pesawat-vistajet-1rihIWgvzSF</text:p>
          </table:table-cell>
        </table:table-row>
        <table:table-row table:style-name="ro1">
          <table:table-cell office:value-type="string" calcext:value-type="string">
            <text:p>https://kumparan.com/@kumparantravel/pertama-kali-dibuka-spanyol-punya-hotel-khusus-wanita-1riU4o1phdL</text:p>
          </table:table-cell>
        </table:table-row>
        <table:table-row table:style-name="ro1">
          <table:table-cell office:value-type="string" calcext:value-type="string">
            <text:p>https://kumparan.com/@kumparantravel/5-hotel-dengan-infinity-pool-di-bali-bertarif-di-bawah-700-ribu-1riOXuLDBcQ</text:p>
          </table:table-cell>
        </table:table-row>
        <table:table-row table:style-name="ro1">
          <table:table-cell office:value-type="string" calcext:value-type="string">
            <text:p>https://kumparan.com/@kumparantravel/mau-traveling-keliling-indonesia-gratis-dan-digaji-rp-10-juta-1riQZGM2C7q</text:p>
          </table:table-cell>
        </table:table-row>
        <table:table-row table:style-name="ro1">
          <table:table-cell office:value-type="string" calcext:value-type="string">
            <text:p>https://kumparan.com/@kumparantravel/traveling-bareng-gempi-ini-barang-yang-wajib-dibawa-gading-marten-1rig3Kq4OOM</text:p>
          </table:table-cell>
        </table:table-row>
        <table:table-row table:style-name="ro1">
          <table:table-cell office:value-type="string" calcext:value-type="string">
            <text:p>https://kumparan.com/@kumparantravel/ingin-punya-foto-batik-yang-keren-ala-juxduo-simak-tips-dari-amrazing-1riQBSnVcbB</text:p>
          </table:table-cell>
        </table:table-row>
        <table:table-row table:style-name="ro1">
          <table:table-cell office:value-type="string" calcext:value-type="string">
            <text:p>https://kumparan.com/@kumparantravel/nostalgia-dengan-5-lokasi-syuting-film-spider-man-far-from-home-1riMZo0mOGR</text:p>
          </table:table-cell>
        </table:table-row>
        <table:table-row table:style-name="ro1">
          <table:table-cell office:value-type="string" calcext:value-type="string">
            <text:p>https://kumparan.com/@kumparantravel/rekomendasi-menginap-di-hotel-transit-stasiun-gambir-1riHtfIwP9i</text:p>
          </table:table-cell>
        </table:table-row>
        <table:table-row table:style-name="ro1">
          <table:table-cell office:value-type="string" calcext:value-type="string">
            <text:p>https://kumparan.com/@kumparantravel/terbang-hemat-ke-tokyo-ini-5-tempat-terbaik-beli-oleh-oleh-di-sana-1riP08qORPr</text:p>
          </table:table-cell>
        </table:table-row>
        <table:table-row table:style-name="ro1">
          <table:table-cell office:value-type="string" calcext:value-type="string">
            <text:p>https://kumparan.com/@kumparantravel/tips-liburan-di-tempat-yang-overtourism-1riNnLgzwiP</text:p>
          </table:table-cell>
        </table:table-row>
        <table:table-row table:style-name="ro1">
          <table:table-cell office:value-type="string" calcext:value-type="string">
            <text:p>https://kumparan.com/@kumparantravel/batu-parsidangan-ruang-rapat-yang-jadi-asal-mula-pengacara-batak-1req8RfZBFR</text:p>
          </table:table-cell>
        </table:table-row>
        <table:table-row table:style-name="ro1">
          <table:table-cell office:value-type="string" calcext:value-type="string">
            <text:p>https://kumparan.com/@kumparantravel/bikin-haru-pria-ini-bantu-tenangkan-nenek-yang-takut-naik-pesawat-1ri40hRMv3W</text:p>
          </table:table-cell>
        </table:table-row>
        <table:table-row table:style-name="ro1">
          <table:table-cell office:value-type="string" calcext:value-type="string">
            <text:p>https://kumparan.com/@kumparantravel/gaungkan-pesona-batik-indonesia-lewat-travel-fotografi-ala-juxduo-1riHgjjRsM3</text:p>
          </table:table-cell>
        </table:table-row>
        <table:table-row table:style-name="ro1">
          <table:table-cell office:value-type="string" calcext:value-type="string">
            <text:p>https://kumparan.com/@kumparantravel/foto-menikmati-sore-di-sungai-arut-kalimantan-tengah-1ri2nWj7MNy</text:p>
          </table:table-cell>
        </table:table-row>
        <table:table-row table:style-name="ro1">
          <table:table-cell office:value-type="string" calcext:value-type="string">
            <text:p>https://kumparan.com/@kumparantravel/7-rekomendasi-penginapan-di-semarang-dengan-harga-di-bawah-rp-100-ribu-1rhxkAslWP6</text:p>
          </table:table-cell>
        </table:table-row>
        <table:table-row table:style-name="ro1">
          <table:table-cell office:value-type="string" calcext:value-type="string">
            <text:p>https://kumparan.com/@kumparantravel/bersiap-korea-travel-fair-2019-akan-kembali-digelar-1rhy4u0MGqy</text:p>
          </table:table-cell>
        </table:table-row>
        <table:table-row table:style-name="ro1">
          <table:table-cell office:value-type="string" calcext:value-type="string">
            <text:p>https://kumparan.com/@kumparantravel/daftar-kota-paling-ramah-di-dunia-mana-yang-jadi-favoritmu-1rhwd5Jeovq</text:p>
          </table:table-cell>
        </table:table-row>
        <table:table-row table:style-name="ro1">
          <table:table-cell office:value-type="string" calcext:value-type="string">
            <text:p>https://kumparan.com/@kumparantravel/kedapatan-mabuk-saat-bertugas-pramugari-ini-dibebastugaskan-1rhy70GovVF</text:p>
          </table:table-cell>
        </table:table-row>
        <table:table-row table:style-name="ro1">
          <table:table-cell office:value-type="string" calcext:value-type="string">
            <text:p>https://kumparan.com/@kumparantravel/pemerintah-nepal-akan-terapkan-aturan-baru-bagi-pendaki-di-everest-1ri1c8w3fh7</text:p>
          </table:table-cell>
        </table:table-row>
        <table:table-row table:style-name="ro1">
          <table:table-cell office:value-type="string" calcext:value-type="string">
            <text:p>https://kumparan.com/@kumparantravel/ini-cara-terbang-gratis-selama-setahun-dengan-airasia-1rhfyQXKcro</text:p>
          </table:table-cell>
        </table:table-row>
        <table:table-row table:style-name="ro1">
          <table:table-cell office:value-type="string" calcext:value-type="string">
            <text:p>https://kumparan.com/@kumparantravel/kunjungan-wisman-meningkat-devisa-pariwisata-capai-19-29-miliar-dolar-1rht9BnSQ8k</text:p>
          </table:table-cell>
        </table:table-row>
        <table:table-row table:style-name="ro1">
          <table:table-cell office:value-type="string" calcext:value-type="string">
            <text:p>https://kumparan.com/@kumparantravel/tak-sengaja-aktifkan-perosotan-darurat-pesawat-pria-asal-as-ditahan-1rhticXjG63</text:p>
          </table:table-cell>
        </table:table-row>
        <table:table-row table:style-name="ro1">
          <table:table-cell office:value-type="string" calcext:value-type="string">
            <text:p>https://kumparan.com/@kumparantravel/mengenal-greenland-pulau-beku-berselimut-es-yang-ingin-dibeli-trump-1rhfqU0lAnE</text:p>
          </table:table-cell>
        </table:table-row>
        <table:table-row table:style-name="ro1">
          <table:table-cell office:value-type="string" calcext:value-type="string">
            <text:p>https://kumparan.com/@kumparantravel/experience-penang-2020-diluncurkan-intip-ragam-destinasi-wisatanya-1rhZYgDWFIW</text:p>
          </table:table-cell>
        </table:table-row>
        <table:table-row table:style-name="ro1">
          <table:table-cell office:value-type="string" calcext:value-type="string">
            <text:p>https://kumparan.com/@kumparantravel/festival-saman-cara-pemerintah-aceh-merawat-warisan-dunia-1rha6kqPUok</text:p>
          </table:table-cell>
        </table:table-row>
        <table:table-row table:style-name="ro1">
          <table:table-cell office:value-type="string" calcext:value-type="string">
            <text:p>https://kumparan.com/@kumparantravel/menikmati-wisata-susur-sungai-arut-di-kota-manis-tanah-borneo-1rhEnH3ZvM9</text:p>
          </table:table-cell>
        </table:table-row>
        <table:table-row table:style-name="ro1">
          <table:table-cell office:value-type="string" calcext:value-type="string">
            <text:p>https://kumparan.com/@kumparantravel/tampilan-kastil-di-jerman-yang-ada-di-dongeng-putri-tidur-1rhcFVaG6By</text:p>
          </table:table-cell>
        </table:table-row>
        <table:table-row table:style-name="ro1">
          <table:table-cell office:value-type="string" calcext:value-type="string">
            <text:p>https://kumparan.com/@kumparantravel/yuk-berburu-promo-umrah-dan-haji-khusus-di-islamic-tourism-expo-2019-1rhe3R4vEF6</text:p>
          </table:table-cell>
        </table:table-row>
        <table:table-row table:style-name="ro1">
          <table:table-cell office:value-type="string" calcext:value-type="string">
            <text:p>https://kumparan.com/@kumparantravel/ini-hotel-di-italia-yang-jadi-tempat-menginap-keluarga-david-beckham-1rhLRe2uBfY</text:p>
          </table:table-cell>
        </table:table-row>
        <table:table-row table:style-name="ro1">
          <table:table-cell office:value-type="string" calcext:value-type="string">
            <text:p>https://kumparan.com/@kumparantravel/ini-potensi-wisata-di-daerah-asal-4-superhero-jagat-sinema-bumilangit-1rhVx1DW6t4</text:p>
          </table:table-cell>
        </table:table-row>
        <table:table-row table:style-name="ro1">
          <table:table-cell office:value-type="string" calcext:value-type="string">
            <text:p>https://kumparan.com/@kumparantravel/manjakan-pelanggan-h-i-s-travel-buka-kantor-khusus-wisata-premium-1rhVl07Japb</text:p>
          </table:table-cell>
        </table:table-row>
        <table:table-row table:style-name="ro1">
          <table:table-cell office:value-type="string" calcext:value-type="string">
            <text:p>https://kumparan.com/@kumparantravel/jakarta-melayu-festival-di-ancol-berlangsung-meriah-1rhJpGulYHN</text:p>
          </table:table-cell>
        </table:table-row>
        <table:table-row table:style-name="ro1">
          <table:table-cell office:value-type="string" calcext:value-type="string">
            <text:p>https://kumparan.com/@kumparantravel/tinggal-di-pulau-ini-kamu-dibayar-rp-7-8-juta-per-bulan-berminat-1rhFUR3f7sB</text:p>
          </table:table-cell>
        </table:table-row>
        <table:table-row table:style-name="ro1">
          <table:table-cell office:value-type="string" calcext:value-type="string">
            <text:p>https://kumparan.com/@kumparantravel/atasi-overtourism-venesia-akan-alihkan-rute-kapal-pesiar-dari-kotanya-1rh9L6A0Yjs</text:p>
          </table:table-cell>
        </table:table-row>
        <table:table-row table:style-name="ro1">
          <table:table-cell office:value-type="string" calcext:value-type="string">
            <text:p>https://kumparan.com/@kumparantravel/bukan-hanya-manusia-kini-anjing-juga-bisa-jadi-reviewer-hotel-1rh63YYOANS</text:p>
          </table:table-cell>
        </table:table-row>
        <table:table-row table:style-name="ro1">
          <table:table-cell office:value-type="string" calcext:value-type="string">
            <text:p>https://kumparan.com/@kumparantravel/mengintip-kemeriahan-perayaan-hut-ke-74-ri-di-5-gunung-indonesia-1rh5okz1ZCT</text:p>
          </table:table-cell>
        </table:table-row>
        <table:table-row table:style-name="ro1">
          <table:table-cell office:value-type="string" calcext:value-type="string">
            <text:p>https://kumparan.com/@kumparantravel/menpar-sdm-unggul-jadi-kunci-suksesnya-pembangunan-pariwisata-1rhECatUnyc</text:p>
          </table:table-cell>
        </table:table-row>
        <table:table-row table:style-name="ro1">
          <table:table-cell office:value-type="string" calcext:value-type="string">
            <text:p>https://kumparan.com/@kumparantravel/pria-ini-jadi-penumpang-satu-satunya-di-penerbangan-delta-airlines-1rhBIAheqIq</text:p>
          </table:table-cell>
        </table:table-row>
        <table:table-row table:style-name="ro1">
          <table:table-cell office:value-type="string" calcext:value-type="string">
            <text:p>https://kumparan.com/@kumparantravel/rumah-perlindungan-orang-utan-itu-bernama-tanjung-puting-1rhELnniFVQ</text:p>
          </table:table-cell>
        </table:table-row>
        <table:table-row table:style-name="ro1">
          <table:table-cell office:value-type="string" calcext:value-type="string">
            <text:p>https://kumparan.com/@kumparantravel/serunya-mengeksplorasi-star-wars-galaxys-edge-di-disneyland-orlando-1rhCObM44gc</text:p>
          </table:table-cell>
        </table:table-row>
        <table:table-row table:style-name="ro1">
          <table:table-cell office:value-type="string" calcext:value-type="string">
            <text:p>https://kumparan.com/@kumparantravel/tak-perlu-jauh-jauh-ke-turki-kini-kamu-bisa-naik-balon-udara-di-bromo-1rhFqrnUNeI</text:p>
          </table:table-cell>
        </table:table-row>
        <table:table-row table:style-name="ro1">
          <table:table-cell office:value-type="string" calcext:value-type="string">
            <text:p>https://kumparan.com/@kumparantravel/hut-ke-74-ri-garuda-napak-tilas-penerbangan-pertama-bersama-sukarno-1rgmFbwzS1d</text:p>
          </table:table-cell>
        </table:table-row>
        <table:table-row table:style-name="ro1">
          <table:table-cell office:value-type="string" calcext:value-type="string">
            <text:p>https://kumparan.com/@kumparantravel/kala-merah-putih-berkibar-di-menara-tertinggi-dunia-1rgo3mx0FV3</text:p>
          </table:table-cell>
        </table:table-row>
        <table:table-row table:style-name="ro1">
          <table:table-cell office:value-type="string" calcext:value-type="string">
            <text:p>https://kumparan.com/@kumparantravel/mesir-jadi-negara-pertama-di-afrika-yang-akan-bangun-hutan-vertikal-1rglNQGwPC8</text:p>
          </table:table-cell>
        </table:table-row>
        <table:table-row table:style-name="ro1">
          <table:table-cell office:value-type="string" calcext:value-type="string">
            <text:p>https://kumparan.com/@kumparantravel/angkat-budaya-musik-gamelan-menpar-apresiasi-film-garapan-livi-zheng-1rgixEkUsri</text:p>
          </table:table-cell>
        </table:table-row>
        <table:table-row table:style-name="ro1">
          <table:table-cell office:value-type="string" calcext:value-type="string">
            <text:p>https://kumparan.com/@kumparantravel/mengintip-janai-purnima-festival-yang-sakral-di-nepal-1rgYXk4Pffv</text:p>
          </table:table-cell>
        </table:table-row>
        <table:table-row table:style-name="ro1">
          <table:table-cell office:value-type="string" calcext:value-type="string">
            <text:p>https://kumparan.com/@kumparantravel/rayakan-hut-ke-74-ri-goodrich-suites-adakan-ajojing-suka-suka-1rginvB74dS</text:p>
          </table:table-cell>
        </table:table-row>
        <table:table-row table:style-name="ro1">
          <table:table-cell office:value-type="string" calcext:value-type="string">
            <text:p>https://kumparan.com/@kumparantravel/unik-dukuh-serut-di-jawa-tengah-hias-gapura-dengan-lukisan-3-dimensi-1rgSL5xBlYH</text:p>
          </table:table-cell>
        </table:table-row>
        <table:table-row table:style-name="ro1">
          <table:table-cell office:value-type="string" calcext:value-type="string">
            <text:p>https://kumparan.com/@kumparantravel/menyambangi-si-cantik-khas-melayu-istana-maimun-medan-1rgQ7idtoRQ</text:p>
          </table:table-cell>
        </table:table-row>
        <table:table-row table:style-name="ro1">
          <table:table-cell office:value-type="string" calcext:value-type="string">
            <text:p>https://kumparan.com/@kumparantravel/ragam-tradisi-unik-di-berbagai-daerah-untuk-rayakan-hut-kemerdekaan-ri-1rfbZSGkUUn</text:p>
          </table:table-cell>
        </table:table-row>
        <table:table-row table:style-name="ro1">
          <table:table-cell office:value-type="string" calcext:value-type="string">
            <text:p>https://kumparan.com/@kumparantravel/rayakan-hut-ke-74-ri-dengan-mengunjungi-5-bangunan-bersejarah-ini-1rgOVx4oB1h</text:p>
          </table:table-cell>
        </table:table-row>
        <table:table-row table:style-name="ro1">
          <table:table-cell office:value-type="string" calcext:value-type="string">
            <text:p>https://kumparan.com/@kumparantravel/rayakan-hut-ke-74-ri-good-rich-suites-adakan-ajojing-suka-suka-1rginvB74dS</text:p>
          </table:table-cell>
        </table:table-row>
        <table:table-row table:style-name="ro1">
          <table:table-cell office:value-type="string" calcext:value-type="string">
            <text:p>https://kumparan.com/@kumparantravel/7-etika-tak-tertulis-yang-mesti-ditaati-penumpang-saat-naik-pesawat-1rgIsSX5go6</text:p>
          </table:table-cell>
        </table:table-row>
        <table:table-row table:style-name="ro1">
          <table:table-cell office:value-type="string" calcext:value-type="string">
            <text:p>https://kumparan.com/@kumparantravel/7-monumen-untuk-mengenang-perjuangan-bangsa-indonesia-raih-kemerdekaan-1rgJ5d90fAS</text:p>
          </table:table-cell>
        </table:table-row>
        <table:table-row table:style-name="ro1">
          <table:table-cell office:value-type="string" calcext:value-type="string">
            <text:p>https://kumparan.com/@kumparantravel/keren-alat-musik-gamelan-diminati-warga-amerika-serikat-1rg6AxGot3R</text:p>
          </table:table-cell>
        </table:table-row>
        <table:table-row table:style-name="ro1">
          <table:table-cell office:value-type="string" calcext:value-type="string">
            <text:p>https://kumparan.com/@kumparantravel/malindo-air-resmi-buka-rute-internasional-kuala-lumpur-sydney-1rg2zSOd3V2</text:p>
          </table:table-cell>
        </table:table-row>
        <table:table-row table:style-name="ro1">
          <table:table-cell office:value-type="string" calcext:value-type="string">
            <text:p>https://kumparan.com/@kumparantravel/menpar-janji-selesaikan-pembangunan-kek-mandeh-sumatera-barat-1rffyqjA7T0</text:p>
          </table:table-cell>
        </table:table-row>
        <table:table-row table:style-name="ro1">
          <table:table-cell office:value-type="string" calcext:value-type="string">
            <text:p>https://kumparan.com/@kumparantravel/sambut-hut-ke-74-ri-mrt-jakarta-hadirkan-instalasi-sejarah-kereta-1rg2nMGPq8u</text:p>
          </table:table-cell>
        </table:table-row>
        <table:table-row table:style-name="ro1">
          <table:table-cell office:value-type="string" calcext:value-type="string">
            <text:p>https://kumparan.com/@kumparantravel/berburu-paket-liburan-seru-untuk-akhir-tahun-di-blibli-travel-fest-1rfwORGIhI3</text:p>
          </table:table-cell>
        </table:table-row>
        <table:table-row table:style-name="ro1">
          <table:table-cell office:value-type="string" calcext:value-type="string">
            <text:p>https://kumparan.com/@kumparantravel/jangan-salah-terminal-citilink-indonesia-kini-pindah-ke-terminal-2-1rfypg53Ad8</text:p>
          </table:table-cell>
        </table:table-row>
        <table:table-row table:style-name="ro1">
          <table:table-cell office:value-type="string" calcext:value-type="string">
            <text:p>https://kumparan.com/@kumparantravel/mau-staycation-yuk-berburu-promo-diskon-hotel-spesial-hut-ke-74-ri-1rfyq6yJAz9</text:p>
          </table:table-cell>
        </table:table-row>
        <table:table-row table:style-name="ro1">
          <table:table-cell office:value-type="string" calcext:value-type="string">
            <text:p>https://kumparan.com/@kumparantravel/5-mitos-traveling-yang-sering-kali-bikin-traveler-jadi-tak-tenang-1rftxyD4Oar</text:p>
          </table:table-cell>
        </table:table-row>
        <table:table-row table:style-name="ro1">
          <table:table-cell office:value-type="string" calcext:value-type="string">
            <text:p>https://kumparan.com/@kumparantravel/festival-danau-kelimutu-picu-majunya-pariwisata-di-ende-1rfuppJyN14</text:p>
          </table:table-cell>
        </table:table-row>
        <table:table-row table:style-name="ro1">
          <table:table-cell office:value-type="string" calcext:value-type="string">
            <text:p>https://kumparan.com/@kumparantravel/promosikan-budaya-20-siswa-indonesia-bakal-main-gamelan-di-as-1rfeqnMupA3</text:p>
          </table:table-cell>
        </table:table-row>
        <table:table-row table:style-name="ro1">
          <table:table-cell office:value-type="string" calcext:value-type="string">
            <text:p>https://kumparan.com/@kumparantravel/buruan-kai-tebar-ribuan-tiket-gratis-spesial-hut-kemerdekaan-ri-1rfgCrCTv9W</text:p>
          </table:table-cell>
        </table:table-row>
        <table:table-row table:style-name="ro1">
          <table:table-cell office:value-type="string" calcext:value-type="string">
            <text:p>https://kumparan.com/@kumparantravel/jalan-jalan-pakai-krl-di-hut-kemerdekaan-ri-harga-cuma-rp-1-1rfh2KbZBPc</text:p>
          </table:table-cell>
        </table:table-row>
        <table:table-row table:style-name="ro1">
          <table:table-cell office:value-type="string" calcext:value-type="string">
            <text:p>https://kumparan.com/@kumparantravel/5-gunung-yang-bisa-kamu-daki-untuk-rayakan-hut-kemerdekaan-ri-1rfamP1cSJh</text:p>
          </table:table-cell>
        </table:table-row>
        <table:table-row table:style-name="ro1">
          <table:table-cell office:value-type="string" calcext:value-type="string">
            <text:p>https://kumparan.com/@kumparantravel/5-gunung-yang-bisa-kamu-daki-untuk-rayakan-hut-kemerdekaan-ri-1rfar2UZhaT</text:p>
          </table:table-cell>
        </table:table-row>
        <table:table-row table:style-name="ro1">
          <table:table-cell office:value-type="string" calcext:value-type="string">
            <text:p>https://kumparan.com/@kumparantravel/menpar-sektor-pariwisata-berhasil-dongkrak-kesejahteraan-masyarakat-1rfa11BQ1W0</text:p>
          </table:table-cell>
        </table:table-row>
        <table:table-row table:style-name="ro1">
          <table:table-cell office:value-type="string" calcext:value-type="string">
            <text:p>https://kumparan.com/@kumparantravel/rayakan-hut-ke-74-ri-monas-gelar-festival-of-light-selama-sepekan-1rfaR1ZwfCD</text:p>
          </table:table-cell>
        </table:table-row>
        <table:table-row table:style-name="ro1">
          <table:table-cell office:value-type="string" calcext:value-type="string">
            <text:p>https://kumparan.com/@kumparantravel/jangan-salah-ucap-hindari-4-kata-ini-saat-berada-di-jepang-1rfVwTFdaQS</text:p>
          </table:table-cell>
        </table:table-row>
        <table:table-row table:style-name="ro1">
          <table:table-cell office:value-type="string" calcext:value-type="string">
            <text:p>https://kumparan.com/@kumparantravel/ragam-acara-seru-di-ancol-untuk-rayakan-hut-kemerdekaan-ri-1rfXfeIGFlG</text:p>
          </table:table-cell>
        </table:table-row>
        <table:table-row table:style-name="ro1">
          <table:table-cell office:value-type="string" calcext:value-type="string">
            <text:p>https://kumparan.com/@kumparantravel/sumatera-barat-akan-suguhkan-3-event-unggulan-untuk-gaet-wisatawan-1rfZKU18tlW</text:p>
          </table:table-cell>
        </table:table-row>
        <table:table-row table:style-name="ro1">
          <table:table-cell office:value-type="string" calcext:value-type="string">
            <text:p>https://kumparan.com/@kumparantravel/ketepatan-waktu-terbang-lion-air-capai-80-76-persen-di-juli-2019-1rfG1HKnCTw</text:p>
          </table:table-cell>
        </table:table-row>
        <table:table-row table:style-name="ro1">
          <table:table-cell office:value-type="string" calcext:value-type="string">
            <text:p>https://kumparan.com/@kumparantravel/wisata-naik-gajah-di-jaipur-india-tuai-protes-dari-aktivis-hewan-1rfIDkdiJcA</text:p>
          </table:table-cell>
        </table:table-row>
        <table:table-row table:style-name="ro1">
          <table:table-cell office:value-type="string" calcext:value-type="string">
            <text:p>https://kumparan.com/@kumparantravel/5-kelakuan-turis-di-bali-bikin-geram-mengamuk-hingga-tampar-petugas-1rfBMoevRca</text:p>
          </table:table-cell>
        </table:table-row>
        <table:table-row table:style-name="ro1">
          <table:table-cell office:value-type="string" calcext:value-type="string">
            <text:p>https://kumparan.com/@kumparantravel/5-tempat-wisata-yang-berikan-promo-spesial-hut-ri-ke-74-1rfFCV4fRmP</text:p>
          </table:table-cell>
        </table:table-row>
        <table:table-row table:style-name="ro1">
          <table:table-cell office:value-type="string" calcext:value-type="string">
            <text:p>https://kumparan.com/@kumparantravel/unik-ada-fenomena-salju-pink-di-taman-nasional-yosemite-as-1retKzLEAia</text:p>
          </table:table-cell>
        </table:table-row>
        <table:table-row table:style-name="ro1">
          <table:table-cell office:value-type="string" calcext:value-type="string">
            <text:p>https://kumparan.com/@kumparantravel/wagub-bali-wisata-ayunan-wajib-koordinasi-dengan-pemerintah-1retXS1ikHO</text:p>
          </table:table-cell>
        </table:table-row>
        <table:table-row table:style-name="ro1">
          <table:table-cell office:value-type="string" calcext:value-type="string">
            <text:p>https://kumparan.com/@kumparantravel/yuk-segarkan-tubuh-dan-pikiran-di-5-penginapan-seru-ini-1rfCEf9cbD0</text:p>
          </table:table-cell>
        </table:table-row>
        <table:table-row table:style-name="ro1">
          <table:table-cell office:value-type="string" calcext:value-type="string">
            <text:p>https://kumparan.com/@kumparantravel/garuda-indonesia-pastikan-rute-penerbangan-hong-kong-berjalan-normal-1revZGBdS1N</text:p>
          </table:table-cell>
        </table:table-row>
        <table:table-row table:style-name="ro1">
          <table:table-cell office:value-type="string" calcext:value-type="string">
            <text:p>https://kumparan.com/@kumparantravel/gubernur-bali-akan-keluarkan-standar-etika-wisatawan-1revtMUG6MV</text:p>
          </table:table-cell>
        </table:table-row>
        <table:table-row table:style-name="ro1">
          <table:table-cell office:value-type="string" calcext:value-type="string">
            <text:p>https://kumparan.com/@kumparantravel/mengenang-tragedi-bom-atom-di-nagasaki-national-peace-memorial-hall-1ret4J3UofW</text:p>
          </table:table-cell>
        </table:table-row>
        <table:table-row table:style-name="ro1">
          <table:table-cell office:value-type="string" calcext:value-type="string">
            <text:p>https://kumparan.com/@kumparantravel/di-bali-minuman-alkohol-hanya-boleh-beredar-di-daerah-wisata-1reuCK78fL9</text:p>
          </table:table-cell>
        </table:table-row>
        <table:table-row table:style-name="ro1">
          <table:table-cell office:value-type="string" calcext:value-type="string">
            <text:p>https://kumparan.com/@kumparantravel/dampak-demo-besar-di-hong-kong-bagi-travel-agent-di-indonesia-1repbEgXrSC</text:p>
          </table:table-cell>
        </table:table-row>
        <table:table-row table:style-name="ro1">
          <table:table-cell office:value-type="string" calcext:value-type="string">
            <text:p>https://kumparan.com/@kumparantravel/kala-pariwisata-hong-kong-terpukul-dengan-demo-besar-besaran-1reoYBTSqvU</text:p>
          </table:table-cell>
        </table:table-row>
        <table:table-row table:style-name="ro1">
          <table:table-cell office:value-type="string" calcext:value-type="string">
            <text:p>https://kumparan.com/@kumparantravel/mau-bawa-sepeda-lipat-saat-naik-kereta-api-ini-aturannya-1retG28oH3x</text:p>
          </table:table-cell>
        </table:table-row>
        <table:table-row table:style-name="ro1">
          <table:table-cell office:value-type="string" calcext:value-type="string">
            <text:p>https://kumparan.com/@kumparantravel/rayakan-ulang-tahun-tiket-com-tebar-diskon-hingga-48-persen-1ret5T44vpT</text:p>
          </table:table-cell>
        </table:table-row>
        <table:table-row table:style-name="ro1">
          <table:table-cell office:value-type="string" calcext:value-type="string">
            <text:p>https://kumparan.com/@kumparantravel/asyik-kai-beri-diskon-sampai-50-persen-untuk-veteran-hingga-lansia-1remH2Pmow1</text:p>
          </table:table-cell>
        </table:table-row>
        <table:table-row table:style-name="ro1">
          <table:table-cell office:value-type="string" calcext:value-type="string">
            <text:p>https://kumparan.com/@kumparantravel/bandara-hong-kong-kembali-dibuka-garuda-indonesia-beroperasi-normal-1renJh1LYZ1</text:p>
          </table:table-cell>
        </table:table-row>
        <table:table-row table:style-name="ro1">
          <table:table-cell office:value-type="string" calcext:value-type="string">
            <text:p>https://kumparan.com/@kumparantravel/strorynomic-tourism-strategi-promosi-destinasi-wisata-super-prioritas-1rejUzxGCeU</text:p>
          </table:table-cell>
        </table:table-row>
        <table:table-row table:style-name="ro1">
          <table:table-cell office:value-type="string" calcext:value-type="string">
            <text:p>https://kumparan.com/@kumparantravel/imbas-demo-di-bandara-hong-kong-airasia-hingga-cathay-batal-terbang-1reVngSBlES</text:p>
          </table:table-cell>
        </table:table-row>
        <table:table-row table:style-name="ro1">
          <table:table-cell office:value-type="string" calcext:value-type="string">
            <text:p>https://kumparan.com/@kumparantravel/imbauan-airasia-terkait-penutupan-hong-kong-international-airport-1reW73yQB5i</text:p>
          </table:table-cell>
        </table:table-row>
        <table:table-row table:style-name="ro1">
          <table:table-cell office:value-type="string" calcext:value-type="string">
            <text:p>https://kumparan.com/@kumparantravel/ini-kursi-terburuk-di-pesawat-yang-paling-tidak-diinginkan-penumpang-1reiP840Apy</text:p>
          </table:table-cell>
        </table:table-row>
        <table:table-row table:style-name="ro1">
          <table:table-cell office:value-type="string" calcext:value-type="string">
            <text:p>https://kumparan.com/@kumparantravel/upload-foto-liburanmu-di-instagram-menangkan-hadiah-jutaan-rupiah-1reUGtr0rVo</text:p>
          </table:table-cell>
        </table:table-row>
        <table:table-row table:style-name="ro1">
          <table:table-cell office:value-type="string" calcext:value-type="string">
            <text:p>https://kumparan.com/@kumparantravel/gunung-sumbing-terbakar-seluruh-jalur-pendakiannya-ditutup-1reRxZgGrhf</text:p>
          </table:table-cell>
        </table:table-row>
        <table:table-row table:style-name="ro1">
          <table:table-cell office:value-type="string" calcext:value-type="string">
            <text:p>https://kumparan.com/@kumparantravel/keren-7-destinasi-wisata-instagramable-anti-mainstream-di-australia-1rePoJzsPaB</text:p>
          </table:table-cell>
        </table:table-row>
        <table:table-row table:style-name="ro1">
          <table:table-cell office:value-type="string" calcext:value-type="string">
            <text:p>https://kumparan.com/@kumparantravel/mengenal-junjung-duli-tradisi-kesultanan-deli-untuk-rayakan-idul-adha-1reSDejFQML</text:p>
          </table:table-cell>
        </table:table-row>
        <table:table-row table:style-name="ro1">
          <table:table-cell office:value-type="string" calcext:value-type="string">
            <text:p>https://kumparan.com/@kumparantravel/selamat-seminyak-raih-peringkat-ke-25-pantai-terbaik-di-dunia-1rePey64YGd</text:p>
          </table:table-cell>
        </table:table-row>
        <table:table-row table:style-name="ro1">
          <table:table-cell office:value-type="string" calcext:value-type="string">
            <text:p>https://kumparan.com/@kumparantravel/5-kota-dengan-biaya-transportasi-umum-paling-mahal-di-dunia-1reKmBdzMeN</text:p>
          </table:table-cell>
        </table:table-row>
        <table:table-row table:style-name="ro1">
          <table:table-cell office:value-type="string" calcext:value-type="string">
            <text:p>https://kumparan.com/@kumparantravel/pemerintah-roma-larang-wisatawan-duduk-di-landmark-wisata-populer-1re9UtYJg9X</text:p>
          </table:table-cell>
        </table:table-row>
        <table:table-row table:style-name="ro1">
          <table:table-cell office:value-type="string" calcext:value-type="string">
            <text:p>https://kumparan.com/@kumparantravel/swedia-sediakan-pulau-pribadi-untuk-orang-orang-berjiwa-kreatif-1reNrorkhmH</text:p>
          </table:table-cell>
        </table:table-row>
        <table:table-row table:style-name="ro1">
          <table:table-cell office:value-type="string" calcext:value-type="string">
            <text:p>https://kumparan.com/@kumparantravel/berbagi-suami-antara-ibu-dan-anak-tradisi-suku-mandi-di-bangladesh-1re2eR0Xrni</text:p>
          </table:table-cell>
        </table:table-row>
        <table:table-row table:style-name="ro1">
          <table:table-cell office:value-type="string" calcext:value-type="string">
            <text:p>https://kumparan.com/@kumparantravel/mengintip-5-tradisi-unik-perayaan-idul-adha-di-berbagai-negara-1re0V4ugqEx</text:p>
          </table:table-cell>
        </table:table-row>
        <table:table-row table:style-name="ro1">
          <table:table-cell office:value-type="string" calcext:value-type="string">
            <text:p>https://kumparan.com/@kumparantravel/5-perlengkapan-ramah-lingkungan-untuk-liburan-ke-pantai-1rdxGCNUMJN</text:p>
          </table:table-cell>
        </table:table-row>
        <table:table-row table:style-name="ro1">
          <table:table-cell office:value-type="string" calcext:value-type="string">
            <text:p>https://kumparan.com/@kumparantravel/agoda-luncurkan-travel-guide-panduan-lengkap-destinasi-wisata-1rdb2MOKjNo</text:p>
          </table:table-cell>
        </table:table-row>
        <table:table-row table:style-name="ro1">
          <table:table-cell office:value-type="string" calcext:value-type="string">
            <text:p>https://kumparan.com/@kumparantravel/benarkah-tak-ada-festival-lampion-di-dcf-tahun-depan-1rdXevblT6L</text:p>
          </table:table-cell>
        </table:table-row>
        <table:table-row table:style-name="ro1">
          <table:table-cell office:value-type="string" calcext:value-type="string">
            <text:p>https://kumparan.com/@kumparantravel/biaya-hidup-di-islandia-paling-mahal-di-eropa-ini-alasannya-1rdvSFqKf5F</text:p>
          </table:table-cell>
        </table:table-row>
        <table:table-row table:style-name="ro1">
          <table:table-cell office:value-type="string" calcext:value-type="string">
            <text:p>https://kumparan.com/@kumparantravel/dermaga-marina-boom-pendatang-baru-di-banyuwangi-yang-instagramable-1rdfiSmhq5J</text:p>
          </table:table-cell>
        </table:table-row>
        <table:table-row table:style-name="ro1">
          <table:table-cell office:value-type="string" calcext:value-type="string">
            <text:p>https://kumparan.com/@kumparantravel/mengenal-kota-penghasil-kisah-klasik-putri-salju-di-jerman-1rdzvh7gG9v</text:p>
          </table:table-cell>
        </table:table-row>
        <table:table-row table:style-name="ro1">
          <table:table-cell office:value-type="string" calcext:value-type="string">
            <text:p>https://kumparan.com/@kumparantravel/menpar-ingin-milenial-tak-sekadar-berwisata-tapi-promosikan-pariwisata-1rdx79z6GU4</text:p>
          </table:table-cell>
        </table:table-row>
        <table:table-row table:style-name="ro1">
          <table:table-cell office:value-type="string" calcext:value-type="string">
            <text:p>https://kumparan.com/@kumparantravel/wings-air-resmi-buka-empat-rute-baru-dari-bandung-1rddariAh2D</text:p>
          </table:table-cell>
        </table:table-row>
        <table:table-row table:style-name="ro1">
          <table:table-cell office:value-type="string" calcext:value-type="string">
            <text:p>https://kumparan.com/@kumparantravel/3-gadget-paling-populer-pilihan-traveler-untuk-lengkapi-liburan-1rdKUeZJPiz</text:p>
          </table:table-cell>
        </table:table-row>
        <table:table-row table:style-name="ro1">
          <table:table-cell office:value-type="string" calcext:value-type="string">
            <text:p>https://kumparan.com/@kumparantravel/5-festival-dan-tradisi-perang-makanan-seru-dari-berbagai-negara-1rdWEvyaSOp</text:p>
          </table:table-cell>
        </table:table-row>
        <table:table-row table:style-name="ro1">
          <table:table-cell office:value-type="string" calcext:value-type="string">
            <text:p>https://kumparan.com/@kumparantravel/rekomendasi-akhir-pekan-liburan-instagramable-ke-banyuwangi-1rdWrVPOhvq</text:p>
          </table:table-cell>
        </table:table-row>
        <table:table-row table:style-name="ro1">
          <table:table-cell office:value-type="string" calcext:value-type="string">
            <text:p>https://kumparan.com/@kumparantravel/5-cara-menikmati-liburan-musim-dingin-di-selandia-baru-yang-menawan-1rdJTzSHNUa</text:p>
          </table:table-cell>
        </table:table-row>
        <table:table-row table:style-name="ro1">
          <table:table-cell office:value-type="string" calcext:value-type="string">
            <text:p>https://kumparan.com/@kumparantravel/ini-tips-bawa-skincare-saat-traveling-menggunakan-pesawat-1rdHyoNdypf</text:p>
          </table:table-cell>
        </table:table-row>
        <table:table-row table:style-name="ro1">
          <table:table-cell office:value-type="string" calcext:value-type="string">
            <text:p>https://kumparan.com/@kumparantravel/penerbangan-ditunda-saat-liburan-ke-eropa-apa-kompensasinya-1rdH9XqXpDp</text:p>
          </table:table-cell>
        </table:table-row>
        <table:table-row table:style-name="ro1">
          <table:table-cell office:value-type="string" calcext:value-type="string">
            <text:p>https://kumparan.com/@kumparantravel/amnesty-international-terbitkan-travel-adversory-untuk-wisatawan-1rdDvLgeeD6</text:p>
          </table:table-cell>
        </table:table-row>
        <table:table-row table:style-name="ro1">
          <table:table-cell office:value-type="string" calcext:value-type="string">
            <text:p>https://kumparan.com/@kumparantravel/gunung-slamet-potensi-erupsi-seluruh-jalur-pendakian-ditutup-1rdG7R30PK5</text:p>
          </table:table-cell>
        </table:table-row>
        <table:table-row table:style-name="ro1">
          <table:table-cell office:value-type="string" calcext:value-type="string">
            <text:p>https://kumparan.com/@kumparantravel/wisatawan-yang-ingin-ke-museum-louvre-kini-wajib-reservasi-online-1rdD9omuexj</text:p>
          </table:table-cell>
        </table:table-row>
        <table:table-row table:style-name="ro1">
          <table:table-cell office:value-type="string" calcext:value-type="string">
            <text:p>https://kumparan.com/@kumparantravel/pantai-kutang-destinasi-wisata-di-lamongan-yang-bikin-penasaran-1rd7pUHQWH9</text:p>
          </table:table-cell>
        </table:table-row>
        <table:table-row table:style-name="ro1">
          <table:table-cell office:value-type="string" calcext:value-type="string">
            <text:p>https://kumparan.com/@kumparantravel/viral-penumpang-easyjet-duduk-tanpa-sandaran-kursi-di-pesawat-1rd8lxpMTg9</text:p>
          </table:table-cell>
        </table:table-row>
        <table:table-row table:style-name="ro1">
          <table:table-cell office:value-type="string" calcext:value-type="string">
            <text:p>https://kumparan.com/@kumparantravel/yuk-nikmati-halloween-di-universal-studios-singapore-1rcrrHhM12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2:31:22.553957897</meta:creation-date>
    <dc:date>2019-11-04T03:01:11.254423793</dc:date>
    <meta:editing-duration>PT19M38S</meta:editing-duration>
    <meta:editing-cycles>1</meta:editing-cycles>
    <meta:document-statistic meta:table-count="1" meta:cell-count="142" meta:object-count="0"/>
    <meta:generator>LibreOffice/6.0.7.3$Linux_X86_64 LibreOffice_project/00m0$Build-3</meta:generator>
  </office:meta>
</office:document-meta>
</file>